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40d" officeooo:paragraph-rsid="001dd40d"/>
    </style:style>
    <style:style style:name="P2" style:family="paragraph" style:parent-style-name="Standard">
      <style:text-properties officeooo:rsid="001e6ae2" officeooo:paragraph-rsid="001e6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ntenhausen" text:name="customer.0.address.city"/>
        <text:user-field-decl office:value-type="string" office:string-value="Donald" text:name="customer.0.firstName"/>
        <text:user-field-decl office:value-type="string" office:string-value="Duck" text:name="customer.0.lastName"/>
        <text:user-field-decl office:value-type="string" office:string-value="Hauptstraße 1" text:name="customer.0.address.street"/>
        <text:user-field-decl office:value-type="string" office:string-value="12345" text:name="customer.0.address.postcode"/>
        <text:user-field-decl office:value-type="string" office:string-value="donald.duck@disney.com" text:name="customer.0.contact.email"/>
        <text:user-field-decl office:value-type="string" office:string-value="MALE" text:name="customer.0.gender"/>
      </text:user-field-decls>
      <text:p text:style-name="P1"><text:user-field-get text:name="customer.0.firstName">Donald</text:user-field-get><text:s/><text:user-field-get text:name="customer.0.lastName">Duck</text:user-field-get></text:p>
      <text:p text:style-name="P1"><text:user-field-get text:name="customer.0.address.street">Hauptstraße 1</text:user-field-get></text:p>
      <text:p text:style-name="P1"><text:user-field-get text:name="customer.0.address.postcode">12345</text:user-field-get><text:s/><text:user-field-get text:name="customer.0.address.city">Entenhausen</text:user-field-get></text:p>
      <text:p text:style-name="P1">email: <text:user-field-get text:name="customer.0.contact.email">donald.duck@disney.com</text:user-field-get><text:user-field-get text:name="customer.0.gender">MALE</text:user-field-get></text:p>
      <text:p text:style-name="P1"/>
      <text:p text:style-name="P2">Dear <text:conditional-text text:condition="ooow:customer.0.gender == &quot;MALE&quot;" text:string-value-if-true="Mr" text:string-value-if-false="Ms">Mr</text:conditional-text><text:s/><text:user-field-get text:name="customer.0.lastName">Duck</text:user-field-ge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6T18:43:40.626373812</dc:date>
    <meta:editing-duration>PT37M21S</meta:editing-duration>
    <meta:editing-cycles>4</meta:editing-cycles>
    <meta:document-statistic meta:table-count="0" meta:image-count="0" meta:object-count="0" meta:page-count="1" meta:paragraph-count="5" meta:word-count="11" meta:character-count="86" meta:non-whitespace-character-count="80"/>
  </office:meta>
</office:document-meta>
</file>